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="gradient" draw:fill-color="#ff0000" draw:fill-gradient-name="Gradient_20_2" draw:gradient-step-count="64" draw:textarea-horizontal-align="justify" draw:textarea-vertical-align="middle" draw:auto-grow-height="false" fo:min-height="5.408cm" fo:min-width="5.158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gradient" draw:fill-color="#ff0000" draw:fill-gradient-name="Gradient_20_2" draw:gradient-step-count="64"/>
      <style:paragraph-properties fo:text-align="center"/>
      <style:text-properties fo:color="#ffffff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" style:family="text">
      <style:text-properties fo:color="#ffffff" style:font-name="Liberation Mono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8cm" svg:x="6.5cm" svg:y="10.8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d3333" draw:end-color="#873636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999999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02:35.208561605</meta:creation-date>
    <dc:date>2020-03-14T19:11:08.901820865</dc:date>
    <meta:editing-duration>PT7M38S</meta:editing-duration>
    <meta:editing-cycles>3</meta:editing-cycles>
    <meta:generator>LibreOffice/6.1.5.2$Linux_X86_64 LibreOffice_project/10$Build-2</meta:generator>
    <meta:document-statistic meta:object-count="1"/>
  </office:meta>
</office:document-meta>
</file>